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6c0" officeooo:paragraph-rsid="000f36c0"/>
    </style:style>
    <style:style style:name="P2" style:family="paragraph" style:parent-style-name="Standard">
      <style:paragraph-properties fo:text-align="center" style:justify-single-word="false"/>
      <style:text-properties fo:font-size="12pt" fo:font-weight="bold" officeooo:rsid="000f36c0" officeooo:paragraph-rsid="000f36c0"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weight="bold" officeooo:rsid="00115b5f" officeooo:paragraph-rsid="00115b5f" style:font-weight-asian="bold" style:font-weight-complex="bold"/>
    </style:style>
    <style:style style:name="P4"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5" style:family="paragraph" style:parent-style-name="Standard">
      <style:paragraph-properties fo:text-align="start" style:justify-single-word="false"/>
      <style:text-properties fo:font-weight="normal" officeooo:rsid="00115b5f" officeooo:paragraph-rsid="00131f9b" style:font-weight-asian="normal" style:font-weight-complex="normal"/>
    </style:style>
    <style:style style:name="P6" style:family="paragraph" style:parent-style-name="Standard">
      <style:paragraph-properties fo:text-align="start" style:justify-single-word="false"/>
      <style:text-properties fo:font-weight="normal" officeooo:rsid="00115b5f" officeooo:paragraph-rsid="00132777" style:font-weight-asian="normal" style:font-weight-complex="normal"/>
    </style:style>
    <style:style style:name="P7" style:family="paragraph" style:parent-style-name="Standard">
      <style:paragraph-properties fo:text-align="start" style:justify-single-word="false"/>
      <style:text-properties fo:font-weight="normal" officeooo:rsid="00115b5f" officeooo:paragraph-rsid="00144c9b" style:font-weight-asian="normal" style:font-weight-complex="normal"/>
    </style:style>
    <style:style style:name="P8" style:family="paragraph" style:parent-style-name="Standard">
      <style:paragraph-properties fo:text-align="start" style:justify-single-word="false"/>
      <style:text-properties fo:font-weight="normal" officeooo:rsid="00115b5f" officeooo:paragraph-rsid="001634f8" style:font-weight-asian="normal" style:font-weight-complex="normal"/>
    </style:style>
    <style:style style:name="P9" style:family="paragraph" style:parent-style-name="Standard">
      <style:paragraph-properties fo:text-align="start" style:justify-single-word="false"/>
      <style:text-properties fo:font-size="9pt" fo:font-weight="normal" officeooo:rsid="00115b5f" officeooo:paragraph-rsid="00115b5f" style:font-size-asian="9pt" style:font-weight-asian="normal" style:font-size-complex="9pt" style:font-weight-complex="normal"/>
    </style:style>
    <style:style style:name="P10" style:family="paragraph" style:parent-style-name="Standard">
      <style:paragraph-properties fo:text-align="start" style:justify-single-word="false"/>
      <style:text-properties fo:font-size="9pt" fo:font-style="italic" fo:font-weight="normal" officeooo:rsid="00115b5f" officeooo:paragraph-rsid="00115b5f" style:font-size-asian="9pt" style:font-style-asian="italic" style:font-weight-asian="normal" style:font-size-complex="9pt" style:font-style-complex="italic" style:font-weight-complex="normal"/>
    </style:style>
    <style:style style:name="P11" style:family="paragraph" style:parent-style-name="Standard">
      <style:paragraph-properties fo:text-align="start" style:justify-single-word="false"/>
      <style:text-properties fo:font-size="9pt" fo:font-style="italic" fo:font-weight="normal" officeooo:rsid="00115b5f" officeooo:paragraph-rsid="00144c9b" style:font-size-asian="9pt" style:font-style-asian="italic" style:font-weight-asian="normal" style:font-size-complex="9pt" style:font-style-complex="italic" style:font-weight-complex="normal"/>
    </style:style>
    <style:style style:name="P12"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T1" style:family="text">
      <style:text-properties officeooo:rsid="00115b5f"/>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44c9b" style:font-size-asian="9pt" style:font-style-asian="italic" style:font-size-complex="9pt" style:font-style-complex="italic"/>
    </style:style>
    <style:style style:name="T4" style:family="text">
      <style:text-properties fo:font-style="italic" style:font-style-asian="italic" style:font-style-complex="italic"/>
    </style:style>
    <style:style style:name="T5" style:family="text">
      <style:text-properties officeooo:rsid="00131f9b"/>
    </style:style>
    <style:style style:name="T6" style:family="text">
      <style:text-properties officeooo:rsid="00132777"/>
    </style:style>
    <style:style style:name="T7" style:family="text">
      <style:text-properties officeooo:rsid="00144c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Методика сравнения</text:span> алгоритмов выделения памяти</text:p>
      <text:p text:style-name="P1"><text:tab/>Что бы сравнить алгоритмы я написал генератор случайных тестов. У каждого теста есть несколько параметров: максимальный объем выделяемой памяти, число запросов, минимальный и максимальный размер выделяемого блока, а так же отношение числа аллокаций к числу освобождений. </text:p>
      <text:p text:style-name="P1"><text:tab/>За раз генерируется 10 файлов-тестов, потом программа последовательно выполняет команды из файлов, посчитывая среднее время выполнения аллокаций и освобождений, а так же средний размер выделяемого блока и количество ошибок при выделении — алгоритм не нашел подходящего блока памяти. Сразу после выделения блока весь его объем заполняется нулями для проверки корректности работы программы. После выполнения всех 10 тестов подсчитываются средние значения указанных выше параметров. </text:p>
      <text:p text:style-name="P1"><text:tab/>На основании этих усредненных результатов я и буду сравнивать алгоритмы.</text:p>
      <text:p text:style-name="P1"/>
      <text:p text:style-name="P3">Формат ввода теста</text:p>
      <text:p text:style-name="P4"><text:tab/>Файл-тест выглядит следующим образом: </text:p>
      <text:p text:style-name="P9">&lt;<text:span text:style-name="T4">Объем памяти для инициализации программы</text:span>&gt;</text:p>
      <text:p text:style-name="P9">&lt;<text:span text:style-name="T4">Кол-во операций</text:span>&gt;</text:p>
      <text:p text:style-name="P9">&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4">…</text:p>
      <text:p text:style-name="P4"/>
      <text:p text:style-name="P4">&lt;<text:span text:style-name="T4">Идентификатор операции</text:span>&gt; - число от 0 до 2. 0 — выделить блок памяти размером с &lt;<text:span text:style-name="T4">Параметр операции</text:span>&gt;. 1 — освободить блок памяти с номером &lt;<text:span text:style-name="T4">Параметр операции</text:span>&gt;. 2 — вывести состояние памяти</text:p>
      <text:p text:style-name="P4"><text:tab/>Пример:</text:p>
      <text:p text:style-name="P10">10000000 <text:s text:c="6"/></text:p>
      <text:p text:style-name="P10">10001 <text:s text:c="9"/></text:p>
      <text:p text:style-name="P10">0 6558 <text:s text:c="8"/></text:p>
      <text:p text:style-name="P10">1 0 <text:s text:c="11"/></text:p>
      <text:p text:style-name="P10">0 9700 <text:s text:c="8"/></text:p>
      <text:p text:style-name="P10">0 7149 <text:s text:c="8"/></text:p>
      <text:p text:style-name="P10">1 0 <text:s text:c="11"/></text:p>
      <text:p text:style-name="P10">0 1040 <text:s text:c="8"/></text:p>
      <text:p text:style-name="P10">0 1149 <text:s text:c="8"/></text:p>
      <text:p text:style-name="P10">0 5946 <text:s text:c="8"/></text:p>
      <text:p text:style-name="P10">0 8771 <text:s text:c="8"/></text:p>
      <text:p text:style-name="P10">1 4 <text:s text:c="11"/></text:p>
      <text:p text:style-name="P4"><text:span text:style-name="T2">1 2 <text:s text:c="4"/></text:span><text:s text:c="7"/></text:p>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Результат работы программы</text:p>
      <text:p text:style-name="P4"><text:tab/><text:span text:style-name="T6">Тест 1.</text:span></text:p>
      <text:p text:style-name="P10">Best allocation <text:s/></text:p>
      <text:p text:style-name="P10">Memory usage: <text:s text:c="143"/></text:p>
      <text:p text:style-name="P10"><text:s text:c="4"/>[...................................................................................................|..|.......|..............|....|......|...|.||.||..] </text:p>
      <text:p text:style-name="P10"><text:s text:c="4"/>96.88% of memory used. <text:s text:c="130"/></text:p>
      <text:p text:style-name="P10"><text:s text:c="4"/>0.76% of memory used by allocator. <text:s text:c="118"/></text:p>
      <text:p text:style-name="P10">Allocations 5998.3, deallocations 4001.7 <text:s text:c="2"/></text:p>
      <text:p text:style-name="P10">Avegare size of element 5516 <text:s text:c="14"/></text:p>
      <text:p text:style-name="P10">Avegare allocation time 1.63094e-05 <text:s text:c="7"/></text:p>
      <text:p text:style-name="P10">Avegare deallocation time 2.04863e-07 <text:s text:c="5"/></text:p>
      <text:p text:style-name="P4"><text:span text:style-name="T2">Average fails counter 182.5 <text:s text:c="2"/></text:span><text:s text:c="9"/></text:p>
      <text:p text:style-name="P4"/>
      <text:p text:style-name="P10">Simple allocation <text:s text:c="141"/></text:p>
      <text:p text:style-name="P10">Memory usage: <text:s text:c="145"/></text:p>
      <text:p text:style-name="P10"><text:s text:c="4"/>[.............................................................................................................................................|......|.] <text:s text:c="2"/></text:p>
      <text:p text:style-name="P10"><text:s text:c="4"/>93.21% of memory used. <text:s text:c="132"/></text:p>
      <text:p text:style-name="P10"><text:s text:c="4"/>0.79% of memory used by allocator. <text:s text:c="120"/></text:p>
      <text:p text:style-name="P10"><text:s text:c="159"/></text:p>
      <text:p text:style-name="P10">Allocations 5998.3, deallocations 4001.7 <text:s text:c="118"/></text:p>
      <text:p text:style-name="P10">Avegare size of element 5516 <text:s text:c="130"/></text:p>
      <text:p text:style-name="P10">Avegare allocation time 1.10986e-05 <text:s text:c="123"/></text:p>
      <text:p text:style-name="P10">Avegare deallocation time 2.43147e-07 <text:s text:c="121"/></text:p>
      <text:p text:style-name="P5"><text:span text:style-name="T2">Average fails counter 227.5 <text:s text:c="4"/></text:span><text:s text:c="11"/></text:p>
      <text:p text:style-name="P5"/>
      <text:p text:style-name="P5"><text:tab/><text:span text:style-name="T5">В данном тесте выделялось 10Mb памяти, 10 000 запросов из которых 60% на аллокацию. Размер выделяемого блока от 1Kb до 10Kb. </text:span></text:p>
      <text:p text:style-name="P7"><text:tab/><text:span text:style-name="T5">На примере этого довольно простого теста можно увидеть, что ЛП-алгоритм выделяет память на 47% медленнее в среднем, но при этом ошибся на 45 раз меньше. Поскольку тесты генерируются случайным образом, для части запросов на выделение может не хватать памяти независимо какой алгоритм выделяется. </text:span><text:s text:c="4"/></text:p>
      <text:p text:style-name="P7"><text:s/></text:p>
      <text:p text:style-name="P6"><text:tab/><text:span text:style-name="T6">Тест 2.</text:span></text:p>
      <text:p text:style-name="P12">Best allocation </text:p>
      <text:p text:style-name="P12">Memory usage: <text:s text:c="144"/></text:p>
      <text:p text:style-name="P12"><text:s text:c="4"/>[......................................................................................................................................................] <text:s/></text:p>
      <text:p text:style-name="P12"><text:s text:c="4"/>95.74% of memory used. <text:s text:c="131"/></text:p>
      <text:p text:style-name="P12"><text:s text:c="4"/>0.01% of memory used by allocator. <text:s text:c="119"/></text:p>
      <text:p text:style-name="P12"><text:s text:c="158"/></text:p>
      <text:p text:style-name="P11"><text:span text:style-name="T7">Allocations 66675.7, deallocations 33324.3 </text:span></text:p>
      <text:p text:style-name="P11"><text:span text:style-name="T7">Avegare size of element 549995 <text:s text:c="12"/></text:span></text:p>
      <text:p text:style-name="P11"><text:span text:style-name="T7">Avegare allocation time 0.000133957 <text:s text:c="7"/></text:span></text:p>
      <text:p text:style-name="P11"><text:span text:style-name="T7">Avegare deallocation time 3.94634e-07 <text:s text:c="5"/></text:span></text:p>
      <text:p text:style-name="P11"><text:span text:style-name="T7">Average fails counter 30497 <text:s text:c="15"/></text:span></text:p>
      <text:p text:style-name="P11"/>
      <text:p text:style-name="P12">Simple allocation </text:p>
      <text:p text:style-name="P12">Memory usage: <text:s text:c="18"/></text:p>
      <text:p text:style-name="P12"><text:s text:c="4"/>[......................................................................................................................................................]</text:p>
      <text:p text:style-name="P12"><text:s text:c="4"/>91.45% of memory used.</text:p>
      <text:p text:style-name="P12"><text:s text:c="4"/>0.01% of memory used by allocator.</text:p>
      <text:p text:style-name="P12"><text:s text:c="144"/></text:p>
      <text:p text:style-name="P11"><text:span text:style-name="T7">Allocations 66675.7, deallocations 33324.3 <text:s text:c="2"/></text:span></text:p>
      <text:p text:style-name="P11"><text:span text:style-name="T7">Avegare size of element 549995 <text:s text:c="14"/></text:span></text:p>
      <text:p text:style-name="P11"><text:span text:style-name="T7">Avegare allocation time 0.00010727 <text:s text:c="10"/></text:span></text:p>
      <text:p text:style-name="P11"><text:span text:style-name="T7">Avegare deallocation time 4.19682e-07 <text:s text:c="7"/></text:span></text:p>
      <text:p text:style-name="P7"><text:span text:style-name="T3">Average fails counter 30677.2 <text:s text:c="3"/></text:span><text:span text:style-name="T7"><text:s text:c="12"/></text:span><text:s text:c="109"/></text:p>
      <text:p text:style-name="P7"><text:span text:style-name="T5"><text:tab/>В данном тесте выделялось 1Gb памяти, 100 000 запросов из которых 66% на аллокацию. Размер выделяемого блока от 100Kb до 1Mb.</text:span></text:p>
      <text:p text:style-name="P8"><text:span text:style-name="T5"><text:tab/>При большом кол-ве запросов <text:s/>разница в количестве ошибок почти незаметна, а вот проигрыш в скорости ЛП-алгоритмом все еще составляет порядка 34%.</text:span> <text:span text:style-name="T7">Зато видно, что в конце работы программы ЛП-алгоритм занимает почти 96% памяти, а ПП всего 91,5%, то есть разница в выделенной памяти составляет 45Mb.</text:span></text:p>
      <text:p text:style-name="P8"/>
      <text:p text:style-name="P8"><text:soft-page-break/><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6:31:13.519133283</meta:creation-date>
    <dc:date>2016-11-10T17:58:10.968288681</dc:date>
    <meta:editing-duration>PT24M4S</meta:editing-duration>
    <meta:editing-cycles>3</meta:editing-cycles>
    <meta:generator>LibreOffice/5.1.4.2$Linux_X86_64 LibreOffice_project/10m0$Build-2</meta:generator>
    <meta:document-statistic meta:table-count="0" meta:image-count="0" meta:object-count="0" meta:page-count="3" meta:paragraph-count="80" meta:word-count="475" meta:character-count="6668" meta:non-whitespace-character-count="3476"/>
  </office:meta>
</office:document-meta>
</file>